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1.248in"/>
    </style:style>
    <style:style style:name="co8" style:family="table-column">
      <style:table-column-properties fo:break-before="auto" style:column-width="1.3709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1.1335in"/>
    </style:style>
    <style:style style:name="co11" style:family="table-column">
      <style:table-column-properties fo:break-before="auto" style:column-width="1.3402in"/>
    </style:style>
    <style:style style:name="co12" style:family="table-column">
      <style:table-column-properties fo:break-before="auto" style:column-width="1.2902in"/>
    </style:style>
    <style:style style:name="co13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94bd5e"/>
    </style:style>
    <style:style style:name="ce2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666666"/>
    </style:style>
    <style:style style:name="ce33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47b8b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47b8b8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</style:style>
    <style:style style:name="ce3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21">
      <style:table-cell-properties fo:background-color="#ffff99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50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6"/>
        <table:table-column table:style-name="co2" table:default-cell-style-name="ce8"/>
        <table:table-column table:style-name="co2" table:default-cell-style-name="ce13"/>
        <table:table-column table:style-name="co2" table:number-columns-repeated="3" table:default-cell-style-name="ce6"/>
        <table:table-column table:style-name="co2" table:default-cell-style-name="ce12"/>
        <table:table-column table:style-name="co2" table:number-columns-repeated="2" table:default-cell-style-name="ce6"/>
        <table:table-column table:style-name="co2" table:default-cell-style-name="ce15"/>
        <table:table-column table:style-name="co3" table:default-cell-style-name="ce17"/>
        <table:table-column table:style-name="co3" table:default-cell-style-name="ce12"/>
        <table:table-column table:style-name="co3" table:default-cell-style-name="ce21"/>
        <table:table-column table:style-name="co3" table:default-cell-style-name="ce13"/>
        <table:table-column table:style-name="co3" table:number-columns-repeated="3" table:default-cell-style-name="ce15"/>
        <table:table-column table:style-name="co3" table:default-cell-style-name="ce25"/>
        <table:table-column table:style-name="co3" table:number-columns-repeated="3" table:default-cell-style-name="ce15"/>
        <table:table-column table:style-name="co3" table:default-cell-style-name="ce18"/>
        <table:table-column table:style-name="co3" table:default-cell-style-name="ce25"/>
        <table:table-column table:style-name="co3" table:default-cell-style-name="ce8"/>
        <table:table-column table:style-name="co3" table:default-cell-style-name="ce6"/>
        <table:table-column table:style-name="co3" table:default-cell-style-name="ce12"/>
        <table:table-column table:style-name="co3" table:number-columns-repeated="2" table:default-cell-style-name="ce6"/>
        <table:table-column table:style-name="co3" table:default-cell-style-name="ce17"/>
        <table:table-column table:style-name="co3" table:default-cell-style-name="ce13"/>
        <table:table-column table:style-name="co3" table:default-cell-style-name="ce21"/>
        <table:table-column table:style-name="co4" table:default-cell-style-name="ce29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4" table:default-cell-style-name="ce29"/>
        <table:table-column table:style-name="co3" table:number-columns-repeated="3" table:default-cell-style-name="ce34"/>
        <table:table-column table:style-name="co9" table:default-cell-style-name="ce31"/>
        <table:table-column table:style-name="co4" table:default-cell-style-name="ce29"/>
        <table:table-column table:style-name="co3" table:number-columns-repeated="2" table:default-cell-style-name="ce36"/>
        <table:table-column table:style-name="co10" table:default-cell-style-name="ce31"/>
        <table:table-column table:style-name="co4" table:default-cell-style-name="ce29"/>
        <table:table-column table:style-name="co11" table:default-cell-style-name="ce38"/>
        <table:table-column table:style-name="co12" table:number-columns-repeated="2" table:default-cell-style-name="ce39"/>
        <table:table-column table:style-name="co4" table:default-cell-style-name="ce29"/>
        <table:table-column table:style-name="co12" table:default-cell-style-name="ce42"/>
        <table:table-column table:style-name="co13" table:default-cell-style-name="ce45"/>
        <table:table-column table:style-name="co4" table:default-cell-style-name="ce29"/>
        <table:table-column table:style-name="co12" table:default-cell-style-name="ce42"/>
        <table:table-column table:style-name="co2" table:default-cell-style-name="ce48"/>
        <table:table-column table:style-name="co4" table:default-cell-style-name="ce29"/>
        <table:table-column table:style-name="co12" table:default-cell-style-name="ce42"/>
        <table:table-column table:style-name="co13" table:default-cell-style-name="ce45"/>
        <table:table-column table:style-name="co2" table:number-columns-repeated="95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7" office:value-type="string" calcext:value-type="string">
            <text:p>RN</text:p>
          </table:table-cell>
          <table:table-cell table:style-name="ce9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14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19" office:value-type="string" calcext:value-type="string">
            <text:p>A14 – LT</text:p>
          </table:table-cell>
          <table:table-cell table:style-name="ce20" office:value-type="string" calcext:value-type="string">
            <text:p>RN</text:p>
          </table:table-cell>
          <table:table-cell table:style-name="ce22" office:value-type="string" calcext:value-type="string">
            <text:p>M3-P</text:p>
          </table:table-cell>
          <table:table-cell table:style-name="ce23" office:value-type="string" calcext:value-type="string">
            <text:p>A15</text:p>
          </table:table-cell>
          <table:table-cell table:style-name="ce23" office:value-type="string" calcext:value-type="string">
            <text:p>A16</text:p>
          </table:table-cell>
          <table:table-cell table:style-name="ce23" office:value-type="string" calcext:value-type="string">
            <text:p>A17</text:p>
          </table:table-cell>
          <table:table-cell table:style-name="ce24" office:value-type="string" calcext:value-type="string">
            <text:p>A17 – LT</text:p>
          </table:table-cell>
          <table:table-cell table:style-name="ce23" office:value-type="string" calcext:value-type="string">
            <text:p>A18 – RD</text:p>
          </table:table-cell>
          <table:table-cell table:style-name="ce23" office:value-type="string" calcext:value-type="string">
            <text:p>A18 – FD</text:p>
          </table:table-cell>
          <table:table-cell table:style-name="ce23" office:value-type="string" calcext:value-type="string">
            <text:p>A19</text:p>
          </table:table-cell>
          <table:table-cell table:style-name="ce26" office:value-type="string" calcext:value-type="string">
            <text:p>A20</text:p>
          </table:table-cell>
          <table:table-cell table:style-name="ce24" office:value-type="string" calcext:value-type="string">
            <text:p>A21 – LT</text:p>
          </table:table-cell>
          <table:table-cell table:style-name="ce20" office:value-type="string" calcext:value-type="string">
            <text:p>RN</text:p>
          </table:table-cell>
          <table:table-cell table:style-name="ce27" office:value-type="string" calcext:value-type="string">
            <text:p>A22</text:p>
          </table:table-cell>
          <table:table-cell table:style-name="ce19" office:value-type="string" calcext:value-type="string">
            <text:p>A22 – LT</text:p>
          </table:table-cell>
          <table:table-cell table:style-name="ce27" office:value-type="string" calcext:value-type="string">
            <text:p>A23 – 1</text:p>
          </table:table-cell>
          <table:table-cell table:style-name="ce27" office:value-type="string" calcext:value-type="string">
            <text:p>A23 – 2</text:p>
          </table:table-cell>
          <table:table-cell table:style-name="ce16" office:value-type="string" calcext:value-type="string">
            <text:p>A24</text:p>
          </table:table-cell>
          <table:table-cell table:style-name="ce22" office:value-type="string" calcext:value-type="string">
            <text:p>M4-P</text:p>
          </table:table-cell>
          <table:table-cell table:style-name="ce20" office:value-type="string" calcext:value-type="string">
            <text:p>RN</text:p>
          </table:table-cell>
          <table:table-cell table:style-name="ce28"/>
          <table:table-cell table:style-name="ce30" office:value-type="string" calcext:value-type="string">
            <text:p>RN – FINAL (.1)</text:p>
          </table:table-cell>
          <table:table-cell table:style-name="ce30" office:value-type="string" calcext:value-type="string">
            <text:p>MP – FINAL (.3)</text:p>
          </table:table-cell>
          <table:table-cell table:style-name="ce30" office:value-type="string" calcext:value-type="string">
            <text:p>RP – FINAL (.15)</text:p>
          </table:table-cell>
          <table:table-cell table:style-name="ce30" office:value-type="string" calcext:value-type="string">
            <text:p>WPSA – FINAL (.15)</text:p>
          </table:table-cell>
          <table:table-cell table:style-name="ce28"/>
          <table:table-cell table:style-name="ce33" office:value-type="string" calcext:value-type="string">
            <text:p>FP 1 – Poster</text:p>
          </table:table-cell>
          <table:table-cell table:style-name="ce33" office:value-type="string" calcext:value-type="string">
            <text:p>FP 2 – Present</text:p>
          </table:table-cell>
          <table:table-cell table:style-name="ce33" office:value-type="string" calcext:value-type="string">
            <text:p>FP 3 – Paper</text:p>
          </table:table-cell>
          <table:table-cell table:style-name="ce30" office:value-type="string" calcext:value-type="string">
            <text:p>FP Final (.2)</text:p>
          </table:table-cell>
          <table:table-cell table:style-name="ce28"/>
          <table:table-cell table:style-name="ce35" office:value-type="string" calcext:value-type="string">
            <text:p>CP1</text:p>
          </table:table-cell>
          <table:table-cell table:style-name="ce35" office:value-type="string" calcext:value-type="string">
            <text:p>CP2</text:p>
          </table:table-cell>
          <table:table-cell table:style-name="ce30" office:value-type="string" calcext:value-type="string">
            <text:p>CP – Final (.10)</text:p>
          </table:table-cell>
          <table:table-cell table:style-name="ce28"/>
          <table:table-cell table:style-name="ce3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Final GPA</text:p>
          </table:table-cell>
          <table:table-cell table:style-name="ce28"/>
          <table:table-cell table:style-name="ce41" office:value-type="string" calcext:value-type="string">
            <text:p>Letter Grade</text:p>
          </table:table-cell>
          <table:table-cell table:style-name="ce44" office:value-type="string" calcext:value-type="string">
            <text:p>Numerical Grade</text:p>
          </table:table-cell>
          <table:table-cell table:style-name="ce28"/>
          <table:table-cell table:style-name="ce41" office:value-type="string" calcext:value-type="string">
            <text:p>Letter Grade</text:p>
          </table:table-cell>
          <table:table-cell table:style-name="ce47" office:value-type="string" calcext:value-type="string">
            <text:p>GPA </text:p>
          </table:table-cell>
          <table:table-cell table:style-name="ce28"/>
          <table:table-cell table:style-name="ce41"/>
          <table:table-cell table:style-name="ce44"/>
          <table:table-cell table:style-name="ce51" table:number-columns-repeated="958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7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2]; [.$BE$3:.$BF$15]; 2; 0); VLOOKUP([.S2]; [.$BE$3:.$BF$15]; 2; 0); VLOOKUP([.AD2]; [.$BE$3:.$BF$15]; 2; 0); VLOOKUP([.AK2]; [.$BE$3:.$BF$15]; 2; 0))) / 400 * 0.1" office:value-type="float" office:value="0.09275" calcext:value-type="float">
            <text:p>0.09275</text:p>
          </table:table-cell>
          <table:table-cell table:formula="of:=(SUM(VLOOKUP([.Q2]; [.$BE$3:.$BF$15]; 2; 0); VLOOKUP([.AB2]; [.$BE$3:.$BF$15]; 2; 0); VLOOKUP([.AI2]; [.$BE$3:.$BF$15]; 2; 0))) / 300 * 0.3" office:value-type="float" office:value="0.288" calcext:value-type="float">
            <text:p>0.288</text:p>
          </table:table-cell>
          <table:table-cell table:formula="of:=(SUM(VLOOKUP([.M2]; [.$BE$3:.$BF$15]; 2; 0); VLOOKUP([.R2]; [.$BE$3:.$BF$15]; 2; 0); VLOOKUP([.X2]; [.$BE$3:.$BF$15]; 2; 0); VLOOKUP([.AC2]; [.$BE$3:.$BF$15]; 2; 0); VLOOKUP([.AF2]; [.$BE$3:.$BF$15]; 2; 0); VLOOKUP([.T2]; [.$BE$3:.$BF$15]; 2; 0))) / 600 * 0.15" office:value-type="float" office:value="0.139" calcext:value-type="float">
            <text:p>0.139</text:p>
          </table:table-cell>
          <table:table-cell table:formula="of:=(SUM(VLOOKUP([.B2]; [.$BE$3:.$BF$15]; 2; 0); VLOOKUP([.C2]; [.$BE$3:.$BF$15]; 2; 0); VLOOKUP([.D2]; [.$BE$3:.$BF$15]; 2; 0); VLOOKUP([.E2]; [.$BE$3:.$BF$15]; 2; 0); VLOOKUP([.F2]; [.$BE$3:.$BF$15]; 2; 0); VLOOKUP([.G2]; [.$BE$3:.$BF$15]; 2; 0); VLOOKUP([.J2]; [.$BE$3:.$BF$15]; 2; 0); VLOOKUP([.K2]; [.$BE$3:.$BF$15]; 2; 0); VLOOKUP([.L2]; [.$BE$3:.$BF$15]; 2; 0); VLOOKUP([.N2]; [.$BE$3:.$BF$15]; 2; 0); VLOOKUP([.O2]; [.$BE$3:.$BF$15]; 2; 0); VLOOKUP([.P2]; [.$BE$3:.$BF$15]; 2; 0); VLOOKUP([.U2]; [.$BE$3:.$BF$15]; 2; 0); VLOOKUP([.V2]; [.$BE$3:.$BF$15]; 2; 0); VLOOKUP([.W2]; [.$BE$3:.$BF$15]; 2; 0); VLOOKUP([.Y2]; [.$BE$3:.$BF$15]; 2; 0); VLOOKUP([.Z2]; [.$BE$3:.$BF$15]; 2; 0); VLOOKUP([.AA2]; [.$BE$3:.$BF$15]; 2; 0); VLOOKUP([.AE2]; [.$BE$3:.$BF$15]; 2; 0); VLOOKUP([.AG2]; [.$BE$3:.$BF$15]; 2; 0); VLOOKUP([.AH2]; [.$BE$3:.$BF$15]; 2; 0))) / 2100 * 0.15" office:value-type="float" office:value="0.141357142857143" calcext:value-type="float">
            <text:p>0.141357142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formula="of:=(SUM(VLOOKUP([.AR2]; [.$BE$3:.$BF$15]; 2; 0); VLOOKUP([.AS2]; [.$BE$3:.$BF$15]; 2; 0); VLOOKUP([.AT2]; [.$BE$3:.$BF$15]; 2; 0))) / 300 * 0.2" office:value-type="float" office:value="0.187333333333333" calcext:value-type="float">
            <text:p>0.187333333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W2]; [.$BE$3:.$BF$15]; 2; 0); VLOOKUP([.AX2]; [.$BE$3:.$BF$15]; 2; 0))) / 200 * 0.1" office:value-type="float" office:value="0.096" calcext:value-type="float">
            <text:p>0.096</text:p>
          </table:table-cell>
          <table:table-cell/>
          <table:table-cell table:style-name="ce37" table:formula="of:=[.AM2] + [.AN2] + [.AO2] + [.AP2] + [.AU2] + [.AY2]" office:value-type="float" office:value="0.944440476190476" calcext:value-type="float">
            <text:p>0.94444</text:p>
          </table:table-cell>
          <table:table-cell table:formula="of:=IF([.BA2]&gt;=0.9875;&quot;A+&quot;;  IF([.BA2]&gt;=0.94; &quot;A&quot;; IF([.BA2]&gt;=0.9; &quot;A-&quot;; IF([.BA2]&gt;=0.87; &quot;B+&quot;; IF([.BA2]&gt;=0.84;&quot;B&quot;; IF([.BA2]&gt;=0.8; &quot;B-&quot;; IF([.BA2]&gt;=0.77; &quot;C+&quot;; IF([.BA2]&gt;=0.74;&quot;C&quot;; IF([.BA2]&gt;=0.7; &quot;C-&quot;; IF([.BA2]&gt;=0.67; &quot;D+&quot;; IF([.BA2]&gt;=0.64;&quot;D&quot;; IF([.BA2]&gt;=0.6; &quot;D-&quot;; &quot;F&quot;))))))))))))" office:value-type="string" office:string-value="A" calcext:value-type="string">
            <text:p>A</text:p>
          </table:table-cell>
          <table:table-cell table:formula="of:=VLOOKUP([.BB2]; [.$BH$2:.$BI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+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A</text:p>
          </table:table-cell>
          <table:table-cell/>
          <table:table-cell table:formula="of:=(SUM(VLOOKUP([.H3]; [.$BE$3:.$BF$15]; 2; 0); VLOOKUP([.S3]; [.$BE$3:.$BF$15]; 2; 0); VLOOKUP([.AD3]; [.$BE$3:.$BF$15]; 2; 0); VLOOKUP([.AK3]; [.$BE$3:.$BF$15]; 2; 0))) / 400 * 0.1" office:value-type="float" office:value="0.091" calcext:value-type="float">
            <text:p>0.091</text:p>
          </table:table-cell>
          <table:table-cell table:formula="of:=(SUM(VLOOKUP([.Q3]; [.$BE$3:.$BF$15]; 2; 0); VLOOKUP([.AB3]; [.$BE$3:.$BF$15]; 2; 0); VLOOKUP([.AI3]; [.$BE$3:.$BF$15]; 2; 0))) / 300 * 0.3" office:value-type="float" office:value="0.261" calcext:value-type="float">
            <text:p>0.261</text:p>
          </table:table-cell>
          <table:table-cell table:formula="of:=(SUM(VLOOKUP([.M3]; [.$BE$3:.$BF$15]; 2; 0); VLOOKUP([.R3]; [.$BE$3:.$BF$15]; 2; 0); VLOOKUP([.X3]; [.$BE$3:.$BF$15]; 2; 0); VLOOKUP([.AC3]; [.$BE$3:.$BF$15]; 2; 0); VLOOKUP([.AF3]; [.$BE$3:.$BF$15]; 2; 0);  VLOOKUP([.AJ3]; [.$BE$3:.$BF$15]; 2; 0)   )) / 600 * 0.15" office:value-type="float" office:value="0.1385" calcext:value-type="float">
            <text:p>0.1385</text:p>
          </table:table-cell>
          <table:table-cell table:formula="of:=(SUM(VLOOKUP([.B3]; [.$BE$3:.$BF$15]; 2; 0); VLOOKUP([.C3]; [.$BE$3:.$BF$15]; 2; 0); VLOOKUP([.D3]; [.$BE$3:.$BF$15]; 2; 0); VLOOKUP([.E3]; [.$BE$3:.$BF$15]; 2; 0); VLOOKUP([.F3]; [.$BE$3:.$BF$15]; 2; 0); VLOOKUP([.G3]; [.$BE$3:.$BF$15]; 2; 0); VLOOKUP([.J3]; [.$BE$3:.$BF$15]; 2; 0); VLOOKUP([.K3]; [.$BE$3:.$BF$15]; 2; 0); VLOOKUP([.L3]; [.$BE$3:.$BF$15]; 2; 0); VLOOKUP([.N3]; [.$BE$3:.$BF$15]; 2; 0); VLOOKUP([.O3]; [.$BE$3:.$BF$15]; 2; 0); VLOOKUP([.P3]; [.$BE$3:.$BF$15]; 2; 0); VLOOKUP([.U3]; [.$BE$3:.$BF$15]; 2; 0); VLOOKUP([.V3]; [.$BE$3:.$BF$15]; 2; 0); VLOOKUP([.W3]; [.$BE$3:.$BF$15]; 2; 0); VLOOKUP([.Y3]; [.$BE$3:.$BF$15]; 2; 0); VLOOKUP([.Z3]; [.$BE$3:.$BF$15]; 2; 0); VLOOKUP([.AA3]; [.$BE$3:.$BF$15]; 2; 0); VLOOKUP([.AE3]; [.$BE$3:.$BF$15]; 2; 0); VLOOKUP([.AG3]; [.$BE$3:.$BF$15]; 2; 0); VLOOKUP([.AH3]; [.$BE$3:.$BF$15]; 2; 0))) / 2100 * 0.15" office:value-type="float" office:value="0.137142857142857" calcext:value-type="float">
            <text:p>0.1371428571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formula="of:=(SUM(VLOOKUP([.AR3]; [.$BE$3:.$BF$15]; 2; 0); VLOOKUP([.AS3]; [.$BE$3:.$BF$15]; 2; 0); VLOOKUP([.AT3]; [.$BE$3:.$BF$15]; 2; 0))) / 300 * 0.2" office:value-type="float" office:value="0.172" calcext:value-type="float">
            <text:p>0.172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W3]; [.$BE$3:.$BF$15]; 2; 0); VLOOKUP([.AX3]; [.$BE$3:.$BF$15]; 2; 0))) / 200 * 0.1" office:value-type="float" office:value="0.089" calcext:value-type="float">
            <text:p>0.089</text:p>
          </table:table-cell>
          <table:table-cell/>
          <table:table-cell table:style-name="ce37" table:formula="of:=[.AM3] + [.AN3] + [.AO3] + [.AP3] + [.AU3] + [.AY3]" office:value-type="float" office:value="0.888642857142857" calcext:value-type="float">
            <text:p>0.88864</text:p>
          </table:table-cell>
          <table:table-cell table:formula="of:=IF([.BA3]&gt;=0.9875;&quot;A+&quot;;  IF([.BA3]&gt;=0.94; &quot;A&quot;; IF([.BA3]&gt;=0.9; &quot;A-&quot;; IF([.BA3]&gt;=0.87; &quot;B+&quot;; IF([.BA3]&gt;=0.84;&quot;B&quot;; IF([.BA3]&gt;=0.8; &quot;B-&quot;; IF([.BA3]&gt;=0.77; &quot;C+&quot;; IF([.BA3]&gt;=0.74;&quot;C&quot;; IF([.BA3]&gt;=0.7; &quot;C-&quot;; IF([.BA3]&gt;=0.67; &quot;D+&quot;; IF([.BA3]&gt;=0.64;&quot;D&quot;; IF([.BA3]&gt;=0.6; &quot;D-&quot;; &quot;F&quot;))))))))))))" office:value-type="string" office:string-value="B+" calcext:value-type="string">
            <text:p>B+</text:p>
          </table:table-cell>
          <table:table-cell table:formula="of:=VLOOKUP([.BB3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8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style-name="ce17" office:value-type="string" calcext:value-type="string">
            <text:p>C-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4]; [.$BE$3:.$BF$15]; 2; 0); VLOOKUP([.S4]; [.$BE$3:.$BF$15]; 2; 0); VLOOKUP([.AD4]; [.$BE$3:.$BF$15]; 2; 0); VLOOKUP([.AK4]; [.$BE$3:.$BF$15]; 2; 0))) / 400 * 0.1" office:value-type="float" office:value="0.024" calcext:value-type="float">
            <text:p>0.024</text:p>
          </table:table-cell>
          <table:table-cell table:formula="of:=(SUM(VLOOKUP([.Q4]; [.$BE$3:.$BF$15]; 2; 0); VLOOKUP([.AB4]; [.$BE$3:.$BF$15]; 2; 0); VLOOKUP([.AI4]; [.$BE$3:.$BF$15]; 2; 0))) / 300 * 0.3" office:value-type="float" office:value="0.159" calcext:value-type="float">
            <text:p>0.159</text:p>
          </table:table-cell>
          <table:table-cell table:formula="of:=(SUM(VLOOKUP([.M4]; [.$BE$3:.$BF$15]; 2; 0); VLOOKUP([.R4]; [.$BE$3:.$BF$15]; 2; 0); VLOOKUP([.X4]; [.$BE$3:.$BF$15]; 2; 0); VLOOKUP([.AC4]; [.$BE$3:.$BF$15]; 2; 0); VLOOKUP([.AF4]; [.$BE$3:.$BF$15]; 2; 0);  VLOOKUP([.AJ4]; [.$BE$3:.$BF$15]; 2; 0)   )) / 600 * 0.15" office:value-type="float" office:value="0.1175" calcext:value-type="float">
            <text:p>0.1175</text:p>
          </table:table-cell>
          <table:table-cell table:formula="of:=(SUM(VLOOKUP([.B4]; [.$BE$3:.$BF$15]; 2; 0); VLOOKUP([.C4]; [.$BE$3:.$BF$15]; 2; 0); VLOOKUP([.D4]; [.$BE$3:.$BF$15]; 2; 0); VLOOKUP([.E4]; [.$BE$3:.$BF$15]; 2; 0); VLOOKUP([.F4]; [.$BE$3:.$BF$15]; 2; 0); VLOOKUP([.G4]; [.$BE$3:.$BF$15]; 2; 0); VLOOKUP([.J4]; [.$BE$3:.$BF$15]; 2; 0); VLOOKUP([.K4]; [.$BE$3:.$BF$15]; 2; 0); VLOOKUP([.L4]; [.$BE$3:.$BF$15]; 2; 0); VLOOKUP([.N4]; [.$BE$3:.$BF$15]; 2; 0); VLOOKUP([.O4]; [.$BE$3:.$BF$15]; 2; 0); VLOOKUP([.P4]; [.$BE$3:.$BF$15]; 2; 0); VLOOKUP([.U4]; [.$BE$3:.$BF$15]; 2; 0); VLOOKUP([.V4]; [.$BE$3:.$BF$15]; 2; 0); VLOOKUP([.W4]; [.$BE$3:.$BF$15]; 2; 0); VLOOKUP([.Y4]; [.$BE$3:.$BF$15]; 2; 0); VLOOKUP([.Z4]; [.$BE$3:.$BF$15]; 2; 0); VLOOKUP([.AA4]; [.$BE$3:.$BF$15]; 2; 0); VLOOKUP([.AE4]; [.$BE$3:.$BF$15]; 2; 0); VLOOKUP([.AG4]; [.$BE$3:.$BF$15]; 2; 0); VLOOKUP([.AH4]; [.$BE$3:.$BF$15]; 2; 0))) / 2100 * 0.15" office:value-type="float" office:value="0.119714285714286" calcext:value-type="float">
            <text:p>0.1197142857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formula="of:=(SUM(VLOOKUP([.AR4]; [.$BE$3:.$BF$15]; 2; 0); VLOOKUP([.AS4]; [.$BE$3:.$BF$15]; 2; 0); VLOOKUP([.AT4]; [.$BE$3:.$BF$15]; 2; 0))) / 300 * 0.2" office:value-type="float" office:value="0.121333333333333" calcext:value-type="float">
            <text:p>0.1213333333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W4]; [.$BE$3:.$BF$15]; 2; 0); VLOOKUP([.AX4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4] + [.AN4] + [.AO4] + [.AP4] + [.AU4] + [.AY4]" office:value-type="float" office:value="0.627547619047619" calcext:value-type="float">
            <text:p>0.62755</text:p>
          </table:table-cell>
          <table:table-cell table:formula="of:=IF([.BA4]&gt;=0.9875;&quot;A+&quot;;  IF([.BA4]&gt;=0.94; &quot;A&quot;; IF([.BA4]&gt;=0.9; &quot;A-&quot;; IF([.BA4]&gt;=0.87; &quot;B+&quot;; IF([.BA4]&gt;=0.84;&quot;B&quot;; IF([.BA4]&gt;=0.8; &quot;B-&quot;; IF([.BA4]&gt;=0.77; &quot;C+&quot;; IF([.BA4]&gt;=0.74;&quot;C&quot;; IF([.BA4]&gt;=0.7; &quot;C-&quot;; IF([.BA4]&gt;=0.67; &quot;D+&quot;; IF([.BA4]&gt;=0.64;&quot;D&quot;; IF([.BA4]&gt;=0.6; &quot;D-&quot;; &quot;F&quot;))))))))))))" office:value-type="string" office:string-value="D-" calcext:value-type="string">
            <text:p>D-</text:p>
          </table:table-cell>
          <table:table-cell table:formula="of:=VLOOKUP([.BB4]; [.$BH$2:.$BI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2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17" office:value-type="string" calcext:value-type="string">
            <text:p>B</text:p>
          </table:table-cell>
          <table:table-cell table:style-name="ce12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5]; [.$BE$3:.$BF$15]; 2; 0); VLOOKUP([.S5]; [.$BE$3:.$BF$15]; 2; 0); VLOOKUP([.AD5]; [.$BE$3:.$BF$15]; 2; 0); VLOOKUP([.AK5]; [.$BE$3:.$BF$15]; 2; 0))) / 400 * 0.1" office:value-type="float" office:value="0.04475" calcext:value-type="float">
            <text:p>0.04475</text:p>
          </table:table-cell>
          <table:table-cell table:formula="of:=(SUM(VLOOKUP([.Q5]; [.$BE$3:.$BF$15]; 2; 0); VLOOKUP([.AB5]; [.$BE$3:.$BF$15]; 2; 0); VLOOKUP([.AI5]; [.$BE$3:.$BF$15]; 2; 0))) / 300 * 0.3" office:value-type="float" office:value="0.172" calcext:value-type="float">
            <text:p>0.172</text:p>
          </table:table-cell>
          <table:table-cell table:formula="of:=(SUM(VLOOKUP([.M5]; [.$BE$3:.$BF$15]; 2; 0); VLOOKUP([.R5]; [.$BE$3:.$BF$15]; 2; 0); VLOOKUP([.X5]; [.$BE$3:.$BF$15]; 2; 0); VLOOKUP([.AC5]; [.$BE$3:.$BF$15]; 2; 0); VLOOKUP([.AF5]; [.$BE$3:.$BF$15]; 2; 0);  VLOOKUP([.AJ5]; [.$BE$3:.$BF$15]; 2; 0)   )) / 600 * 0.15" office:value-type="float" office:value="0.13175" calcext:value-type="float">
            <text:p>0.13175</text:p>
          </table:table-cell>
          <table:table-cell table:formula="of:=(SUM(VLOOKUP([.B5]; [.$BE$3:.$BF$15]; 2; 0); VLOOKUP([.C5]; [.$BE$3:.$BF$15]; 2; 0); VLOOKUP([.D5]; [.$BE$3:.$BF$15]; 2; 0); VLOOKUP([.E5]; [.$BE$3:.$BF$15]; 2; 0); VLOOKUP([.F5]; [.$BE$3:.$BF$15]; 2; 0); VLOOKUP([.G5]; [.$BE$3:.$BF$15]; 2; 0); VLOOKUP([.J5]; [.$BE$3:.$BF$15]; 2; 0); VLOOKUP([.K5]; [.$BE$3:.$BF$15]; 2; 0); VLOOKUP([.L5]; [.$BE$3:.$BF$15]; 2; 0); VLOOKUP([.N5]; [.$BE$3:.$BF$15]; 2; 0); VLOOKUP([.O5]; [.$BE$3:.$BF$15]; 2; 0); VLOOKUP([.P5]; [.$BE$3:.$BF$15]; 2; 0); VLOOKUP([.U5]; [.$BE$3:.$BF$15]; 2; 0); VLOOKUP([.V5]; [.$BE$3:.$BF$15]; 2; 0); VLOOKUP([.W5]; [.$BE$3:.$BF$15]; 2; 0); VLOOKUP([.Y5]; [.$BE$3:.$BF$15]; 2; 0); VLOOKUP([.Z5]; [.$BE$3:.$BF$15]; 2; 0); VLOOKUP([.AA5]; [.$BE$3:.$BF$15]; 2; 0); VLOOKUP([.AE5]; [.$BE$3:.$BF$15]; 2; 0); VLOOKUP([.AG5]; [.$BE$3:.$BF$15]; 2; 0); VLOOKUP([.AH5]; [.$BE$3:.$BF$15]; 2; 0))) / 2100 * 0.15" office:value-type="float" office:value="0.119642857142857" calcext:value-type="float">
            <text:p>0.119642857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5]; [.$BE$3:.$BF$15]; 2; 0); VLOOKUP([.AS5]; [.$BE$3:.$BF$15]; 2; 0); VLOOKUP([.AT5]; [.$BE$3:.$BF$15]; 2; 0))) / 300 * 0.2" office:value-type="float" office:value="0.165333333333333" calcext:value-type="float">
            <text:p>0.165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W5]; [.$BE$3:.$BF$15]; 2; 0); VLOOKUP([.AX5]; [.$BE$3:.$BF$15]; 2; 0))) / 200 * 0.1" office:value-type="float" office:value="0.083" calcext:value-type="float">
            <text:p>0.083</text:p>
          </table:table-cell>
          <table:table-cell/>
          <table:table-cell table:style-name="ce37" table:formula="of:=[.AM5] + [.AN5] + [.AO5] + [.AP5] + [.AU5] + [.AY5]" office:value-type="float" office:value="0.716476190476191" calcext:value-type="float">
            <text:p>0.71648</text:p>
          </table:table-cell>
          <table:table-cell table:formula="of:=IF([.BA5]&gt;=0.9875;&quot;A+&quot;;  IF([.BA5]&gt;=0.94; &quot;A&quot;; IF([.BA5]&gt;=0.9; &quot;A-&quot;; IF([.BA5]&gt;=0.87; &quot;B+&quot;; IF([.BA5]&gt;=0.84;&quot;B&quot;; IF([.BA5]&gt;=0.8; &quot;B-&quot;; IF([.BA5]&gt;=0.77; &quot;C+&quot;; IF([.BA5]&gt;=0.74;&quot;C&quot;; IF([.BA5]&gt;=0.7; &quot;C-&quot;; IF([.BA5]&gt;=0.67; &quot;D+&quot;; IF([.BA5]&gt;=0.64;&quot;D&quot;; IF([.BA5]&gt;=0.6; &quot;D-&quot;; &quot;F&quot;))))))))))))" office:value-type="string" office:string-value="C-" calcext:value-type="string">
            <text:p>C-</text:p>
          </table:table-cell>
          <table:table-cell table:formula="of:=VLOOKUP([.BB5]; [.$BH$2:.$BI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11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F</text:p>
          </table:table-cell>
          <table:table-cell table:style-name="ce6" office:value-type="string" calcext:value-type="string">
            <text:p>F</text:p>
          </table:table-cell>
          <table:table-cell table:style-name="ce11" table:number-columns-repeated="2"/>
          <table:table-cell table:style-name="ce8" office:value-type="string" calcext:value-type="string">
            <text:p>F</text:p>
          </table:table-cell>
          <table:table-cell table:style-name="ce11" table:number-columns-repeated="23"/>
          <table:table-cell table:style-name="ce32"/>
          <table:table-cell table:style-name="ce11" table:number-columns-repeated="4"/>
          <table:table-cell table:style-name="ce32"/>
          <table:table-cell table:style-name="ce11" table:number-columns-repeated="3"/>
          <table:table-cell table:style-name="ce32"/>
          <table:table-cell table:style-name="ce11" table:number-columns-repeated="3"/>
          <table:table-cell table:style-name="ce32"/>
          <table:table-cell table:style-name="Default"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Default"/>
          <table:table-cell table:style-name="ce50"/>
          <table:table-cell table:style-name="ce32" table:number-columns-repeated="958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7]; [.$BE$3:.$BF$15]; 2; 0); VLOOKUP([.S7]; [.$BE$3:.$BF$15]; 2; 0); VLOOKUP([.AD7]; [.$BE$3:.$BF$15]; 2; 0); VLOOKUP([.AK7]; [.$BE$3:.$BF$15]; 2; 0))) / 400 * 0.1" office:value-type="float" office:value="0.04225" calcext:value-type="float">
            <text:p>0.04225</text:p>
          </table:table-cell>
          <table:table-cell table:formula="of:=(SUM(VLOOKUP([.Q7]; [.$BE$3:.$BF$15]; 2; 0); VLOOKUP([.AB7]; [.$BE$3:.$BF$15]; 2; 0); VLOOKUP([.AI7]; [.$BE$3:.$BF$15]; 2; 0))) / 300 * 0.3" office:value-type="float" office:value="0.166" calcext:value-type="float">
            <text:p>0.166</text:p>
          </table:table-cell>
          <table:table-cell table:formula="of:=(SUM(VLOOKUP([.M7]; [.$BE$3:.$BF$15]; 2; 0); VLOOKUP([.R7]; [.$BE$3:.$BF$15]; 2; 0); VLOOKUP([.X7]; [.$BE$3:.$BF$15]; 2; 0); VLOOKUP([.AC7]; [.$BE$3:.$BF$15]; 2; 0); VLOOKUP([.AF7]; [.$BE$3:.$BF$15]; 2; 0);  VLOOKUP([.AJ7]; [.$BE$3:.$BF$15]; 2; 0))) / 600 * 0.15" office:value-type="float" office:value="0.1375" calcext:value-type="float">
            <text:p>0.1375</text:p>
          </table:table-cell>
          <table:table-cell table:formula="of:=(SUM(VLOOKUP([.B7]; [.$BE$3:.$BF$15]; 2; 0); VLOOKUP([.C7]; [.$BE$3:.$BF$15]; 2; 0); VLOOKUP([.D7]; [.$BE$3:.$BF$15]; 2; 0); VLOOKUP([.E7]; [.$BE$3:.$BF$15]; 2; 0); VLOOKUP([.F7]; [.$BE$3:.$BF$15]; 2; 0); VLOOKUP([.G7]; [.$BE$3:.$BF$15]; 2; 0); VLOOKUP([.J7]; [.$BE$3:.$BF$15]; 2; 0); VLOOKUP([.K7]; [.$BE$3:.$BF$15]; 2; 0); VLOOKUP([.L7]; [.$BE$3:.$BF$15]; 2; 0); VLOOKUP([.N7]; [.$BE$3:.$BF$15]; 2; 0); VLOOKUP([.O7]; [.$BE$3:.$BF$15]; 2; 0); VLOOKUP([.P7]; [.$BE$3:.$BF$15]; 2; 0); VLOOKUP([.U7]; [.$BE$3:.$BF$15]; 2; 0); VLOOKUP([.V7]; [.$BE$3:.$BF$15]; 2; 0); VLOOKUP([.W7]; [.$BE$3:.$BF$15]; 2; 0); VLOOKUP([.Y7]; [.$BE$3:.$BF$15]; 2; 0); VLOOKUP([.Z7]; [.$BE$3:.$BF$15]; 2; 0); VLOOKUP([.AA7]; [.$BE$3:.$BF$15]; 2; 0); VLOOKUP([.AE7]; [.$BE$3:.$BF$15]; 2; 0); VLOOKUP([.AG7]; [.$BE$3:.$BF$15]; 2; 0); VLOOKUP([.AH7]; [.$BE$3:.$BF$15]; 2; 0))) / 2100 * 0.15" office:value-type="float" office:value="0.121071428571429" calcext:value-type="float">
            <text:p>0.1210714286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7]; [.$BE$3:.$BF$15]; 2; 0); VLOOKUP([.AS7]; [.$BE$3:.$BF$15]; 2; 0); VLOOKUP([.AT7]; [.$BE$3:.$BF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7]; [.$BE$3:.$BF$15]; 2; 0); VLOOKUP([.AX7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7] + [.AN7] + [.AO7] + [.AP7] + [.AU7] + [.AY7]" office:value-type="float" office:value="0.716154761904762" calcext:value-type="float">
            <text:p>0.71615</text:p>
          </table:table-cell>
          <table:table-cell table:formula="of:=IF([.BA7]&gt;=0.9875;&quot;A+&quot;;  IF([.BA7]&gt;=0.94; &quot;A&quot;; IF([.BA7]&gt;=0.9; &quot;A-&quot;; IF([.BA7]&gt;=0.87; &quot;B+&quot;; IF([.BA7]&gt;=0.84;&quot;B&quot;; IF([.BA7]&gt;=0.8; &quot;B-&quot;; IF([.BA7]&gt;=0.77; &quot;C+&quot;; IF([.BA7]&gt;=0.74;&quot;C&quot;; IF([.BA7]&gt;=0.7; &quot;C-&quot;; IF([.BA7]&gt;=0.67; &quot;D+&quot;; IF([.BA7]&gt;=0.64;&quot;D&quot;; IF([.BA7]&gt;=0.6; &quot;D-&quot;; &quot;F&quot;))))))))))))" office:value-type="string" office:string-value="C-" calcext:value-type="string">
            <text:p>C-</text:p>
          </table:table-cell>
          <table:table-cell table:formula="of:=VLOOKUP([.BB7]; [.$BH$2:.$BI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8]; [.$BE$3:.$BF$15]; 2; 0); VLOOKUP([.S8]; [.$BE$3:.$BF$15]; 2; 0); VLOOKUP([.AD8]; [.$BE$3:.$BF$15]; 2; 0); VLOOKUP([.AK8]; [.$BE$3:.$BF$15]; 2; 0))) / 400 * 0.1" office:value-type="float" office:value="0.07125" calcext:value-type="float">
            <text:p>0.07125</text:p>
          </table:table-cell>
          <table:table-cell table:formula="of:=(SUM(VLOOKUP([.Q8]; [.$BE$3:.$BF$15]; 2; 0); VLOOKUP([.AB8]; [.$BE$3:.$BF$15]; 2; 0); VLOOKUP([.AI8]; [.$BE$3:.$BF$15]; 2; 0))) / 300 * 0.3" office:value-type="float" office:value="0.275" calcext:value-type="float">
            <text:p>0.275</text:p>
          </table:table-cell>
          <table:table-cell table:formula="of:=(SUM(VLOOKUP([.M8]; [.$BE$3:.$BF$15]; 2; 0); VLOOKUP([.R8]; [.$BE$3:.$BF$15]; 2; 0); VLOOKUP([.X8]; [.$BE$3:.$BF$15]; 2; 0); VLOOKUP([.AC8]; [.$BE$3:.$BF$15]; 2; 0); VLOOKUP([.AF8]; [.$BE$3:.$BF$15]; 2; 0); VLOOKUP([.T8]; [.$BE$3:.$BF$15]; 2; 0))) / 600 * 0.15" office:value-type="float" office:value="0.134" calcext:value-type="float">
            <text:p>0.134</text:p>
          </table:table-cell>
          <table:table-cell table:formula="of:=(SUM(VLOOKUP([.B8]; [.$BE$3:.$BF$15]; 2; 0); VLOOKUP([.C8]; [.$BE$3:.$BF$15]; 2; 0); VLOOKUP([.D8]; [.$BE$3:.$BF$15]; 2; 0); VLOOKUP([.E8]; [.$BE$3:.$BF$15]; 2; 0); VLOOKUP([.F8]; [.$BE$3:.$BF$15]; 2; 0); VLOOKUP([.G8]; [.$BE$3:.$BF$15]; 2; 0); VLOOKUP([.J8]; [.$BE$3:.$BF$15]; 2; 0); VLOOKUP([.K8]; [.$BE$3:.$BF$15]; 2; 0); VLOOKUP([.L8]; [.$BE$3:.$BF$15]; 2; 0); VLOOKUP([.N8]; [.$BE$3:.$BF$15]; 2; 0); VLOOKUP([.O8]; [.$BE$3:.$BF$15]; 2; 0); VLOOKUP([.P8]; [.$BE$3:.$BF$15]; 2; 0); VLOOKUP([.U8]; [.$BE$3:.$BF$15]; 2; 0); VLOOKUP([.V8]; [.$BE$3:.$BF$15]; 2; 0); VLOOKUP([.W8]; [.$BE$3:.$BF$15]; 2; 0); VLOOKUP([.Y8]; [.$BE$3:.$BF$15]; 2; 0); VLOOKUP([.Z8]; [.$BE$3:.$BF$15]; 2; 0); VLOOKUP([.AA8]; [.$BE$3:.$BF$15]; 2; 0); VLOOKUP([.AE8]; [.$BE$3:.$BF$15]; 2; 0); VLOOKUP([.AG8]; [.$BE$3:.$BF$15]; 2; 0); VLOOKUP([.AH8]; [.$BE$3:.$BF$15]; 2; 0))) / 2100 * 0.15" office:value-type="float" office:value="0.132214285714286" calcext:value-type="float">
            <text:p>0.1322142857</text:p>
          </table:table-cell>
          <table:table-cell/>
          <table:table-cell table:number-columns-repeated="3" office:value-type="string" calcext:value-type="string">
            <text:p>B+</text:p>
          </table:table-cell>
          <table:table-cell table:formula="of:=(SUM(VLOOKUP([.AR8]; [.$BE$3:.$BF$15]; 2; 0); VLOOKUP([.AS8]; [.$BE$3:.$BF$15]; 2; 0); VLOOKUP([.AT8]; [.$BE$3:.$BF$15]; 2; 0))) / 300 * 0.2" office:value-type="float" office:value="0.178" calcext:value-type="float">
            <text:p>0.178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8]; [.$BE$3:.$BF$15]; 2; 0); VLOOKUP([.AX8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8] + [.AN8] + [.AO8] + [.AP8] + [.AU8] + [.AY8]" office:value-type="float" office:value="0.876464285714286" calcext:value-type="float">
            <text:p>0.87646</text:p>
          </table:table-cell>
          <table:table-cell table:formula="of:=IF([.BA8]&gt;=0.9875;&quot;A+&quot;;  IF([.BA8]&gt;=0.94; &quot;A&quot;; IF([.BA8]&gt;=0.9; &quot;A-&quot;; IF([.BA8]&gt;=0.87; &quot;B+&quot;; IF([.BA8]&gt;=0.84;&quot;B&quot;; IF([.BA8]&gt;=0.8; &quot;B-&quot;; IF([.BA8]&gt;=0.77; &quot;C+&quot;; IF([.BA8]&gt;=0.74;&quot;C&quot;; IF([.BA8]&gt;=0.7; &quot;C-&quot;; IF([.BA8]&gt;=0.67; &quot;D+&quot;; IF([.BA8]&gt;=0.64;&quot;D&quot;; IF([.BA8]&gt;=0.6; &quot;D-&quot;; &quot;F&quot;))))))))))))" office:value-type="string" office:string-value="B+" calcext:value-type="string">
            <text:p>B+</text:p>
          </table:table-cell>
          <table:table-cell table:formula="of:=VLOOKUP([.BB8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8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B+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9]; [.$BE$3:.$BF$15]; 2; 0); VLOOKUP([.S9]; [.$BE$3:.$BF$15]; 2; 0); VLOOKUP([.AD9]; [.$BE$3:.$BF$15]; 2; 0); VLOOKUP([.AK9]; [.$BE$3:.$BF$15]; 2; 0))) / 400 * 0.1" office:value-type="float" office:value="0.0935" calcext:value-type="float">
            <text:p>0.0935</text:p>
          </table:table-cell>
          <table:table-cell table:formula="of:=(SUM(VLOOKUP([.Q9]; [.$BE$3:.$BF$15]; 2; 0); VLOOKUP([.AB9]; [.$BE$3:.$BF$15]; 2; 0); VLOOKUP([.AI9]; [.$BE$3:.$BF$15]; 2; 0))) / 300 * 0.3" office:value-type="float" office:value="0.268" calcext:value-type="float">
            <text:p>0.268</text:p>
          </table:table-cell>
          <table:table-cell table:formula="of:=(SUM(VLOOKUP([.M9]; [.$BE$3:.$BF$15]; 2; 0); VLOOKUP([.R9]; [.$BE$3:.$BF$15]; 2; 0); VLOOKUP([.X9]; [.$BE$3:.$BF$15]; 2; 0); VLOOKUP([.AC9]; [.$BE$3:.$BF$15]; 2; 0); VLOOKUP([.AF9]; [.$BE$3:.$BF$15]; 2; 0); VLOOKUP([.I9]; [.$BE$3:.$BF$15]; 2; 0))) / 600 * 0.15" office:value-type="float" office:value="0.1335" calcext:value-type="float">
            <text:p>0.1335</text:p>
          </table:table-cell>
          <table:table-cell table:formula="of:=(SUM(VLOOKUP([.B9]; [.$BE$3:.$BF$15]; 2; 0); VLOOKUP([.C9]; [.$BE$3:.$BF$15]; 2; 0); VLOOKUP([.D9]; [.$BE$3:.$BF$15]; 2; 0); VLOOKUP([.E9]; [.$BE$3:.$BF$15]; 2; 0); VLOOKUP([.F9]; [.$BE$3:.$BF$15]; 2; 0); VLOOKUP([.G9]; [.$BE$3:.$BF$15]; 2; 0); VLOOKUP([.J9]; [.$BE$3:.$BF$15]; 2; 0); VLOOKUP([.K9]; [.$BE$3:.$BF$15]; 2; 0); VLOOKUP([.L9]; [.$BE$3:.$BF$15]; 2; 0); VLOOKUP([.N9]; [.$BE$3:.$BF$15]; 2; 0); VLOOKUP([.O9]; [.$BE$3:.$BF$15]; 2; 0); VLOOKUP([.P9]; [.$BE$3:.$BF$15]; 2; 0); VLOOKUP([.U9]; [.$BE$3:.$BF$15]; 2; 0); VLOOKUP([.V9]; [.$BE$3:.$BF$15]; 2; 0); VLOOKUP([.W9]; [.$BE$3:.$BF$15]; 2; 0); VLOOKUP([.Y9]; [.$BE$3:.$BF$15]; 2; 0); VLOOKUP([.Z9]; [.$BE$3:.$BF$15]; 2; 0); VLOOKUP([.AA9]; [.$BE$3:.$BF$15]; 2; 0); VLOOKUP([.AE9]; [.$BE$3:.$BF$15]; 2; 0); VLOOKUP([.AG9]; [.$BE$3:.$BF$15]; 2; 0); VLOOKUP([.AH9]; [.$BE$3:.$BF$15]; 2; 0))) / 2100 * 0.15" office:value-type="float" office:value="0.1355" calcext:value-type="float">
            <text:p>0.1355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formula="of:=(SUM(VLOOKUP([.AR9]; [.$BE$3:.$BF$15]; 2; 0); VLOOKUP([.AS9]; [.$BE$3:.$BF$15]; 2; 0); VLOOKUP([.AT9]; [.$BE$3:.$BF$15]; 2; 0))) / 300 * 0.2" office:value-type="float" office:value="0.169333333333333" calcext:value-type="float">
            <text:p>0.1693333333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W9]; [.$BE$3:.$BF$15]; 2; 0); VLOOKUP([.AX9]; [.$BE$3:.$BF$15]; 2; 0))) / 200 * 0.1" office:value-type="float" office:value="0.089" calcext:value-type="float">
            <text:p>0.089</text:p>
          </table:table-cell>
          <table:table-cell/>
          <table:table-cell table:style-name="ce37" table:formula="of:=[.AM9] + [.AN9] + [.AO9] + [.AP9] + [.AU9] + [.AY9]" office:value-type="float" office:value="0.888833333333333" calcext:value-type="float">
            <text:p>0.88883</text:p>
          </table:table-cell>
          <table:table-cell table:formula="of:=IF([.BA9]&gt;=0.9875;&quot;A+&quot;;  IF([.BA9]&gt;=0.94; &quot;A&quot;; IF([.BA9]&gt;=0.9; &quot;A-&quot;; IF([.BA9]&gt;=0.87; &quot;B+&quot;; IF([.BA9]&gt;=0.84;&quot;B&quot;; IF([.BA9]&gt;=0.8; &quot;B-&quot;; IF([.BA9]&gt;=0.77; &quot;C+&quot;; IF([.BA9]&gt;=0.74;&quot;C&quot;; IF([.BA9]&gt;=0.7; &quot;C-&quot;; IF([.BA9]&gt;=0.67; &quot;D+&quot;; IF([.BA9]&gt;=0.64;&quot;D&quot;; IF([.BA9]&gt;=0.6; &quot;D-&quot;; &quot;F&quot;))))))))))))" office:value-type="string" office:string-value="B+" calcext:value-type="string">
            <text:p>B+</text:p>
          </table:table-cell>
          <table:table-cell table:formula="of:=VLOOKUP([.BB9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A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C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0]; [.$BE$3:.$BF$15]; 2; 0); VLOOKUP([.S10]; [.$BE$3:.$BF$15]; 2; 0); VLOOKUP([.AD10]; [.$BE$3:.$BF$15]; 2; 0); VLOOKUP([.AK10]; [.$BE$3:.$BF$15]; 2; 0))) / 400 * 0.1" office:value-type="float" office:value="0.092" calcext:value-type="float">
            <text:p>0.092</text:p>
          </table:table-cell>
          <table:table-cell table:formula="of:=(SUM(VLOOKUP([.Q10]; [.$BE$3:.$BF$15]; 2; 0); VLOOKUP([.AB10]; [.$BE$3:.$BF$15]; 2; 0); VLOOKUP([.AI10]; [.$BE$3:.$BF$15]; 2; 0))) / 300 * 0.3" office:value-type="float" office:value="0.262" calcext:value-type="float">
            <text:p>0.262</text:p>
          </table:table-cell>
          <table:table-cell table:formula="of:=(SUM(VLOOKUP([.M10]; [.$BE$3:.$BF$15]; 2; 0); VLOOKUP([.R10]; [.$BE$3:.$BF$15]; 2; 0); VLOOKUP([.X10]; [.$BE$3:.$BF$15]; 2; 0); VLOOKUP([.AC10]; [.$BE$3:.$BF$15]; 2; 0); VLOOKUP([.AF10]; [.$BE$3:.$BF$15]; 2; 0); VLOOKUP([.T10]; [.$BE$3:.$BF$15]; 2; 0))) / 600 * 0.15" office:value-type="float" office:value="0.14" calcext:value-type="float">
            <text:p>0.14</text:p>
          </table:table-cell>
          <table:table-cell table:formula="of:=(SUM(VLOOKUP([.B10]; [.$BE$3:.$BF$15]; 2; 0); VLOOKUP([.C10]; [.$BE$3:.$BF$15]; 2; 0); VLOOKUP([.D10]; [.$BE$3:.$BF$15]; 2; 0); VLOOKUP([.E10]; [.$BE$3:.$BF$15]; 2; 0); VLOOKUP([.F10]; [.$BE$3:.$BF$15]; 2; 0); VLOOKUP([.G10]; [.$BE$3:.$BF$15]; 2; 0); VLOOKUP([.J10]; [.$BE$3:.$BF$15]; 2; 0); VLOOKUP([.K10]; [.$BE$3:.$BF$15]; 2; 0); VLOOKUP([.L10]; [.$BE$3:.$BF$15]; 2; 0); VLOOKUP([.N10]; [.$BE$3:.$BF$15]; 2; 0); VLOOKUP([.O10]; [.$BE$3:.$BF$15]; 2; 0); VLOOKUP([.P10]; [.$BE$3:.$BF$15]; 2; 0); VLOOKUP([.U10]; [.$BE$3:.$BF$15]; 2; 0); VLOOKUP([.V10]; [.$BE$3:.$BF$15]; 2; 0); VLOOKUP([.W10]; [.$BE$3:.$BF$15]; 2; 0); VLOOKUP([.Y10]; [.$BE$3:.$BF$15]; 2; 0); VLOOKUP([.Z10]; [.$BE$3:.$BF$15]; 2; 0); VLOOKUP([.AA10]; [.$BE$3:.$BF$15]; 2; 0); VLOOKUP([.AE10]; [.$BE$3:.$BF$15]; 2; 0); VLOOKUP([.AG10]; [.$BE$3:.$BF$15]; 2; 0); VLOOKUP([.AH10]; [.$BE$3:.$BF$15]; 2; 0))) / 2100 * 0.15" office:value-type="float" office:value="0.138571428571429" calcext:value-type="float">
            <text:p>0.1385714286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formula="of:=(SUM(VLOOKUP([.AR10]; [.$BE$3:.$BF$15]; 2; 0); VLOOKUP([.AS10]; [.$BE$3:.$BF$15]; 2; 0); VLOOKUP([.AT10]; [.$BE$3:.$BF$15]; 2; 0))) / 300 * 0.2" office:value-type="float" office:value="0.188" calcext:value-type="float">
            <text:p>0.18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W10]; [.$BE$3:.$BF$15]; 2; 0); VLOOKUP([.AX10]; [.$BE$3:.$BF$15]; 2; 0))) / 200 * 0.1" office:value-type="float" office:value="0.093" calcext:value-type="float">
            <text:p>0.093</text:p>
          </table:table-cell>
          <table:table-cell/>
          <table:table-cell table:style-name="ce37" table:formula="of:=[.AM10] + [.AN10] + [.AO10] + [.AP10] + [.AU10] + [.AY10]" office:value-type="float" office:value="0.913571428571428" calcext:value-type="float">
            <text:p>0.91357</text:p>
          </table:table-cell>
          <table:table-cell table:formula="of:=IF([.BA10]&gt;=0.9875;&quot;A+&quot;;  IF([.BA10]&gt;=0.94; &quot;A&quot;; IF([.BA10]&gt;=0.9; &quot;A-&quot;; IF([.BA10]&gt;=0.87; &quot;B+&quot;; IF([.BA10]&gt;=0.84;&quot;B&quot;; IF([.BA10]&gt;=0.8; &quot;B-&quot;; IF([.BA10]&gt;=0.77; &quot;C+&quot;; IF([.BA10]&gt;=0.74;&quot;C&quot;; IF([.BA10]&gt;=0.7; &quot;C-&quot;; IF([.BA10]&gt;=0.67; &quot;D+&quot;; IF([.BA10]&gt;=0.64;&quot;D&quot;; IF([.BA10]&gt;=0.6; &quot;D-&quot;; &quot;F&quot;))))))))))))" office:value-type="string" office:string-value="A-" calcext:value-type="string">
            <text:p>A-</text:p>
          </table:table-cell>
          <table:table-cell table:formula="of:=VLOOKUP([.BB10]; [.$BH$2:.$BI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8" office:value-type="string" calcext:value-type="string">
            <text:p>B-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-</text:p>
          </table:table-cell>
          <table:table-cell table:style-name="ce12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1]; [.$BE$3:.$BF$15]; 2; 0); VLOOKUP([.S11]; [.$BE$3:.$BF$15]; 2; 0); VLOOKUP([.AD11]; [.$BE$3:.$BF$15]; 2; 0); VLOOKUP([.AK11]; [.$BE$3:.$BF$15]; 2; 0))) / 400 * 0.1" office:value-type="float" office:value="0.09025" calcext:value-type="float">
            <text:p>0.09025</text:p>
          </table:table-cell>
          <table:table-cell table:formula="of:=(SUM(VLOOKUP([.Q11]; [.$BE$3:.$BF$15]; 2; 0); VLOOKUP([.AB11]; [.$BE$3:.$BF$15]; 2; 0); VLOOKUP([.AI11]; [.$BE$3:.$BF$15]; 2; 0))) / 300 * 0.3" office:value-type="float" office:value="0.248" calcext:value-type="float">
            <text:p>0.248</text:p>
          </table:table-cell>
          <table:table-cell table:formula="of:=(SUM(VLOOKUP([.M11]; [.$BE$3:.$BF$15]; 2; 0); VLOOKUP([.R11]; [.$BE$3:.$BF$15]; 2; 0); VLOOKUP([.X11]; [.$BE$3:.$BF$15]; 2; 0); VLOOKUP([.AC11]; [.$BE$3:.$BF$15]; 2; 0); VLOOKUP([.AF11]; [.$BE$3:.$BF$15]; 2; 0); VLOOKUP([.T11]; [.$BE$3:.$BF$15]; 2; 0))) / 600 * 0.15" office:value-type="float" office:value="0.12875" calcext:value-type="float">
            <text:p>0.12875</text:p>
          </table:table-cell>
          <table:table-cell table:formula="of:=(SUM(VLOOKUP([.B11]; [.$BE$3:.$BF$15]; 2; 0); VLOOKUP([.C11]; [.$BE$3:.$BF$15]; 2; 0); VLOOKUP([.D11]; [.$BE$3:.$BF$15]; 2; 0); VLOOKUP([.E11]; [.$BE$3:.$BF$15]; 2; 0); VLOOKUP([.F11]; [.$BE$3:.$BF$15]; 2; 0); VLOOKUP([.G11]; [.$BE$3:.$BF$15]; 2; 0); VLOOKUP([.J11]; [.$BE$3:.$BF$15]; 2; 0); VLOOKUP([.K11]; [.$BE$3:.$BF$15]; 2; 0); VLOOKUP([.L11]; [.$BE$3:.$BF$15]; 2; 0); VLOOKUP([.N11]; [.$BE$3:.$BF$15]; 2; 0); VLOOKUP([.O11]; [.$BE$3:.$BF$15]; 2; 0); VLOOKUP([.P11]; [.$BE$3:.$BF$15]; 2; 0); VLOOKUP([.U11]; [.$BE$3:.$BF$15]; 2; 0); VLOOKUP([.V11]; [.$BE$3:.$BF$15]; 2; 0); VLOOKUP([.W11]; [.$BE$3:.$BF$15]; 2; 0); VLOOKUP([.Y11]; [.$BE$3:.$BF$15]; 2; 0); VLOOKUP([.Z11]; [.$BE$3:.$BF$15]; 2; 0); VLOOKUP([.AA11]; [.$BE$3:.$BF$15]; 2; 0); VLOOKUP([.AE11]; [.$BE$3:.$BF$15]; 2; 0); VLOOKUP([.AG11]; [.$BE$3:.$BF$15]; 2; 0); VLOOKUP([.AH11]; [.$BE$3:.$BF$15]; 2; 0))) / 2100 * 0.15" office:value-type="float" office:value="0.133642857142857" calcext:value-type="float">
            <text:p>0.1336428571</text:p>
          </table:table-cell>
          <table:table-cell/>
          <table:table-cell table:number-columns-repeated="3" office:value-type="string" calcext:value-type="string">
            <text:p>C+</text:p>
          </table:table-cell>
          <table:table-cell table:formula="of:=(SUM(VLOOKUP([.AR11]; [.$BE$3:.$BF$15]; 2; 0); VLOOKUP([.AS11]; [.$BE$3:.$BF$15]; 2; 0); VLOOKUP([.AT11]; [.$BE$3:.$BF$15]; 2; 0))) / 300 * 0.2" office:value-type="float" office:value="0.158" calcext:value-type="float">
            <text:p>0.158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formula="of:=(SUM(VLOOKUP([.AW11]; [.$BE$3:.$BF$15]; 2; 0); VLOOKUP([.AX11]; [.$BE$3:.$BF$15]; 2; 0))) / 200 * 0.1" office:value-type="float" office:value="0.091" calcext:value-type="float">
            <text:p>0.091</text:p>
          </table:table-cell>
          <table:table-cell/>
          <table:table-cell table:style-name="ce37" table:formula="of:=[.AM11] + [.AN11] + [.AO11] + [.AP11] + [.AU11] + [.AY11]" office:value-type="float" office:value="0.849642857142857" calcext:value-type="float">
            <text:p>0.84964</text:p>
          </table:table-cell>
          <table:table-cell table:formula="of:=IF([.BA11]&gt;=0.9875;&quot;A+&quot;;  IF([.BA11]&gt;=0.94; &quot;A&quot;; IF([.BA11]&gt;=0.9; &quot;A-&quot;; IF([.BA11]&gt;=0.87; &quot;B+&quot;; IF([.BA11]&gt;=0.84;&quot;B&quot;; IF([.BA11]&gt;=0.8; &quot;B-&quot;; IF([.BA11]&gt;=0.77; &quot;C+&quot;; IF([.BA11]&gt;=0.74;&quot;C&quot;; IF([.BA11]&gt;=0.7; &quot;C-&quot;; IF([.BA11]&gt;=0.67; &quot;D+&quot;; IF([.BA11]&gt;=0.64;&quot;D&quot;; IF([.BA11]&gt;=0.6; &quot;D-&quot;; &quot;F&quot;))))))))))))" office:value-type="string" office:string-value="B" calcext:value-type="string">
            <text:p>B</text:p>
          </table:table-cell>
          <table:table-cell table:formula="of:=VLOOKUP([.BB11]; [.$BH$2:.$BI$15]; 2; 0)" office:value-type="float" office:value="3" calcext:value-type="float">
            <text:p>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7" office:value-type="string" calcext:value-type="string">
            <text:p>C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8" office:value-type="string" calcext:value-type="string">
            <text:p>F</text:p>
          </table:table-cell>
          <table:table-cell/>
          <table:table-cell table:formula="of:=(SUM(VLOOKUP([.H12]; [.$BE$3:.$BF$15]; 2; 0); VLOOKUP([.S12]; [.$BE$3:.$BF$15]; 2; 0); VLOOKUP([.AD12]; [.$BE$3:.$BF$15]; 2; 0); VLOOKUP([.AK12]; [.$BE$3:.$BF$15]; 2; 0))) / 400 * 0.1" office:value-type="float" office:value="0.04475" calcext:value-type="float">
            <text:p>0.04475</text:p>
          </table:table-cell>
          <table:table-cell table:formula="of:=(SUM(VLOOKUP([.Q12]; [.$BE$3:.$BF$15]; 2; 0); VLOOKUP([.AB12]; [.$BE$3:.$BF$15]; 2; 0); VLOOKUP([.AI12]; [.$BE$3:.$BF$15]; 2; 0))) / 300 * 0.3" office:value-type="float" office:value="0.235" calcext:value-type="float">
            <text:p>0.235</text:p>
          </table:table-cell>
          <table:table-cell table:formula="of:=(SUM(VLOOKUP([.M12]; [.$BE$3:.$BF$15]; 2; 0); VLOOKUP([.R12]; [.$BE$3:.$BF$15]; 2; 0); VLOOKUP([.X12]; [.$BE$3:.$BF$15]; 2; 0); VLOOKUP([.AC12]; [.$BE$3:.$BF$15]; 2; 0); VLOOKUP([.AF12]; [.$BE$3:.$BF$15]; 2; 0); VLOOKUP([.I12]; [.$BE$3:.$BF$15]; 2; 0))) / 600 * 0.15" office:value-type="float" office:value="0.1325" calcext:value-type="float">
            <text:p>0.1325</text:p>
          </table:table-cell>
          <table:table-cell table:formula="of:=(SUM(VLOOKUP([.B12]; [.$BE$3:.$BF$15]; 2; 0); VLOOKUP([.C12]; [.$BE$3:.$BF$15]; 2; 0); VLOOKUP([.D12]; [.$BE$3:.$BF$15]; 2; 0); VLOOKUP([.E12]; [.$BE$3:.$BF$15]; 2; 0); VLOOKUP([.F12]; [.$BE$3:.$BF$15]; 2; 0); VLOOKUP([.G12]; [.$BE$3:.$BF$15]; 2; 0); VLOOKUP([.J12]; [.$BE$3:.$BF$15]; 2; 0); VLOOKUP([.K12]; [.$BE$3:.$BF$15]; 2; 0); VLOOKUP([.L12]; [.$BE$3:.$BF$15]; 2; 0); VLOOKUP([.N12]; [.$BE$3:.$BF$15]; 2; 0); VLOOKUP([.O12]; [.$BE$3:.$BF$15]; 2; 0); VLOOKUP([.P12]; [.$BE$3:.$BF$15]; 2; 0); VLOOKUP([.U12]; [.$BE$3:.$BF$15]; 2; 0); VLOOKUP([.V12]; [.$BE$3:.$BF$15]; 2; 0); VLOOKUP([.W12]; [.$BE$3:.$BF$15]; 2; 0); VLOOKUP([.Y12]; [.$BE$3:.$BF$15]; 2; 0); VLOOKUP([.Z12]; [.$BE$3:.$BF$15]; 2; 0); VLOOKUP([.AA12]; [.$BE$3:.$BF$15]; 2; 0); VLOOKUP([.AE12]; [.$BE$3:.$BF$15]; 2; 0); VLOOKUP([.AG12]; [.$BE$3:.$BF$15]; 2; 0); VLOOKUP([.AH12]; [.$BE$3:.$BF$15]; 2; 0))) / 2100 * 0.15" office:value-type="float" office:value="0.133857142857143" calcext:value-type="float">
            <text:p>0.1338571429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12]; [.$BE$3:.$BF$15]; 2; 0); VLOOKUP([.AS12]; [.$BE$3:.$BF$15]; 2; 0); VLOOKUP([.AT12]; [.$BE$3:.$BF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W12]; [.$BE$3:.$BF$15]; 2; 0); VLOOKUP([.AX12]; [.$BE$3:.$BF$15]; 2; 0))) / 200 * 0.1" office:value-type="float" office:value="0.083" calcext:value-type="float">
            <text:p>0.083</text:p>
          </table:table-cell>
          <table:table-cell/>
          <table:table-cell table:style-name="ce37" table:formula="of:=[.AM12] + [.AN12] + [.AO12] + [.AP12] + [.AU12] + [.AY12]" office:value-type="float" office:value="0.792440476190476" calcext:value-type="float">
            <text:p>0.79244</text:p>
          </table:table-cell>
          <table:table-cell table:formula="of:=IF([.BA12]&gt;=0.9875;&quot;A+&quot;;  IF([.BA12]&gt;=0.94; &quot;A&quot;; IF([.BA12]&gt;=0.9; &quot;A-&quot;; IF([.BA12]&gt;=0.87; &quot;B+&quot;; IF([.BA12]&gt;=0.84;&quot;B&quot;; IF([.BA12]&gt;=0.8; &quot;B-&quot;; IF([.BA12]&gt;=0.77; &quot;C+&quot;; IF([.BA12]&gt;=0.74;&quot;C&quot;; IF([.BA12]&gt;=0.7; &quot;C-&quot;; IF([.BA12]&gt;=0.67; &quot;D+&quot;; IF([.BA12]&gt;=0.64;&quot;D&quot;; IF([.BA12]&gt;=0.6; &quot;D-&quot;; &quot;F&quot;))))))))))))" office:value-type="string" office:string-value="C+" calcext:value-type="string">
            <text:p>C+</text:p>
          </table:table-cell>
          <table:table-cell table:formula="of:=VLOOKUP([.BB12]; [.$BH$2:.$BI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C+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3]; [.$BE$3:.$BF$15]; 2; 0); VLOOKUP([.S13]; [.$BE$3:.$BF$15]; 2; 0); VLOOKUP([.AD13]; [.$BE$3:.$BF$15]; 2; 0); VLOOKUP([.AK13]; [.$BE$3:.$BF$15]; 2; 0))) / 400 * 0.1" office:value-type="float" office:value="0.09275" calcext:value-type="float">
            <text:p>0.09275</text:p>
          </table:table-cell>
          <table:table-cell table:formula="of:=(SUM(VLOOKUP([.Q13]; [.$BE$3:.$BF$15]; 2; 0); VLOOKUP([.AB13]; [.$BE$3:.$BF$15]; 2; 0); VLOOKUP([.AI13]; [.$BE$3:.$BF$15]; 2; 0))) / 300 * 0.3" office:value-type="float" office:value="0.245" calcext:value-type="float">
            <text:p>0.245</text:p>
          </table:table-cell>
          <table:table-cell table:formula="of:=(SUM(VLOOKUP([.M13]; [.$BE$3:.$BF$15]; 2; 0); VLOOKUP([.R13]; [.$BE$3:.$BF$15]; 2; 0); VLOOKUP([.X13]; [.$BE$3:.$BF$15]; 2; 0); VLOOKUP([.AC13]; [.$BE$3:.$BF$15]; 2; 0); VLOOKUP([.AF13]; [.$BE$3:.$BF$15]; 2; 0); VLOOKUP([.I13]; [.$BE$3:.$BF$15]; 2; 0))) / 600 * 0.15" office:value-type="float" office:value="0.13475" calcext:value-type="float">
            <text:p>0.13475</text:p>
          </table:table-cell>
          <table:table-cell table:formula="of:=(SUM(VLOOKUP([.B13]; [.$BE$3:.$BF$15]; 2; 0); VLOOKUP([.C13]; [.$BE$3:.$BF$15]; 2; 0); VLOOKUP([.D13]; [.$BE$3:.$BF$15]; 2; 0); VLOOKUP([.E13]; [.$BE$3:.$BF$15]; 2; 0); VLOOKUP([.F13]; [.$BE$3:.$BF$15]; 2; 0); VLOOKUP([.G13]; [.$BE$3:.$BF$15]; 2; 0); VLOOKUP([.J13]; [.$BE$3:.$BF$15]; 2; 0); VLOOKUP([.K13]; [.$BE$3:.$BF$15]; 2; 0); VLOOKUP([.L13]; [.$BE$3:.$BF$15]; 2; 0); VLOOKUP([.N13]; [.$BE$3:.$BF$15]; 2; 0); VLOOKUP([.O13]; [.$BE$3:.$BF$15]; 2; 0); VLOOKUP([.P13]; [.$BE$3:.$BF$15]; 2; 0); VLOOKUP([.U13]; [.$BE$3:.$BF$15]; 2; 0); VLOOKUP([.V13]; [.$BE$3:.$BF$15]; 2; 0); VLOOKUP([.W13]; [.$BE$3:.$BF$15]; 2; 0); VLOOKUP([.Y13]; [.$BE$3:.$BF$15]; 2; 0); VLOOKUP([.Z13]; [.$BE$3:.$BF$15]; 2; 0); VLOOKUP([.AA13]; [.$BE$3:.$BF$15]; 2; 0); VLOOKUP([.AE13]; [.$BE$3:.$BF$15]; 2; 0); VLOOKUP([.AG13]; [.$BE$3:.$BF$15]; 2; 0); VLOOKUP([.AH13]; [.$BE$3:.$BF$15]; 2; 0))) / 2100 * 0.15" office:value-type="float" office:value="0.138714285714286" calcext:value-type="float">
            <text:p>0.1387142857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R13]; [.$BE$3:.$BF$15]; 2; 0); VLOOKUP([.AS13]; [.$BE$3:.$BF$15]; 2; 0); VLOOKUP([.AT13]; [.$BE$3:.$BF$15]; 2; 0))) / 300 * 0.2" office:value-type="float" office:value="0.174" calcext:value-type="float">
            <text:p>0.17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13]; [.$BE$3:.$BF$15]; 2; 0); VLOOKUP([.AX13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13] + [.AN13] + [.AO13] + [.AP13] + [.AU13] + [.AY13]" office:value-type="float" office:value="0.871214285714286" calcext:value-type="float">
            <text:p>0.87121</text:p>
          </table:table-cell>
          <table:table-cell table:formula="of:=IF([.BA13]&gt;=0.9875;&quot;A+&quot;;  IF([.BA13]&gt;=0.94; &quot;A&quot;; IF([.BA13]&gt;=0.9; &quot;A-&quot;; IF([.BA13]&gt;=0.87; &quot;B+&quot;; IF([.BA13]&gt;=0.84;&quot;B&quot;; IF([.BA13]&gt;=0.8; &quot;B-&quot;; IF([.BA13]&gt;=0.77; &quot;C+&quot;; IF([.BA13]&gt;=0.74;&quot;C&quot;; IF([.BA13]&gt;=0.7; &quot;C-&quot;; IF([.BA13]&gt;=0.67; &quot;D+&quot;; IF([.BA13]&gt;=0.64;&quot;D&quot;; IF([.BA13]&gt;=0.6; &quot;D-&quot;; &quot;F&quot;))))))))))))" office:value-type="string" office:string-value="B+" calcext:value-type="string">
            <text:p>B+</text:p>
          </table:table-cell>
          <table:table-cell table:formula="of:=VLOOKUP([.BB13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C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4]; [.$BE$3:.$BF$15]; 2; 0); VLOOKUP([.S14]; [.$BE$3:.$BF$15]; 2; 0); VLOOKUP([.AD14]; [.$BE$3:.$BF$15]; 2; 0); VLOOKUP([.AK14]; [.$BE$3:.$BF$15]; 2; 0))) / 400 * 0.1" office:value-type="float" office:value="0.09275" calcext:value-type="float">
            <text:p>0.09275</text:p>
          </table:table-cell>
          <table:table-cell table:formula="of:=(SUM(VLOOKUP([.Q14]; [.$BE$3:.$BF$15]; 2; 0); VLOOKUP([.AB14]; [.$BE$3:.$BF$15]; 2; 0); VLOOKUP([.AI14]; [.$BE$3:.$BF$15]; 2; 0))) / 300 * 0.3" office:value-type="float" office:value="0.241" calcext:value-type="float">
            <text:p>0.241</text:p>
          </table:table-cell>
          <table:table-cell table:formula="of:=(SUM(VLOOKUP([.M14]; [.$BE$3:.$BF$15]; 2; 0); VLOOKUP([.R14]; [.$BE$3:.$BF$15]; 2; 0); VLOOKUP([.X14]; [.$BE$3:.$BF$15]; 2; 0); VLOOKUP([.AC14]; [.$BE$3:.$BF$15]; 2; 0); VLOOKUP([.AF14]; [.$BE$3:.$BF$15]; 2; 0); VLOOKUP([.I14]; [.$BE$3:.$BF$15]; 2; 0))) / 600 * 0.15" office:value-type="float" office:value="0.136" calcext:value-type="float">
            <text:p>0.136</text:p>
          </table:table-cell>
          <table:table-cell table:formula="of:=(SUM(VLOOKUP([.B14]; [.$BE$3:.$BF$15]; 2; 0); VLOOKUP([.C14]; [.$BE$3:.$BF$15]; 2; 0); VLOOKUP([.D14]; [.$BE$3:.$BF$15]; 2; 0); VLOOKUP([.E14]; [.$BE$3:.$BF$15]; 2; 0); VLOOKUP([.F14]; [.$BE$3:.$BF$15]; 2; 0); VLOOKUP([.G14]; [.$BE$3:.$BF$15]; 2; 0); VLOOKUP([.J14]; [.$BE$3:.$BF$15]; 2; 0); VLOOKUP([.K14]; [.$BE$3:.$BF$15]; 2; 0); VLOOKUP([.L14]; [.$BE$3:.$BF$15]; 2; 0); VLOOKUP([.N14]; [.$BE$3:.$BF$15]; 2; 0); VLOOKUP([.O14]; [.$BE$3:.$BF$15]; 2; 0); VLOOKUP([.P14]; [.$BE$3:.$BF$15]; 2; 0); VLOOKUP([.U14]; [.$BE$3:.$BF$15]; 2; 0); VLOOKUP([.V14]; [.$BE$3:.$BF$15]; 2; 0); VLOOKUP([.W14]; [.$BE$3:.$BF$15]; 2; 0); VLOOKUP([.Y14]; [.$BE$3:.$BF$15]; 2; 0); VLOOKUP([.Z14]; [.$BE$3:.$BF$15]; 2; 0); VLOOKUP([.AA14]; [.$BE$3:.$BF$15]; 2; 0); VLOOKUP([.AE14]; [.$BE$3:.$BF$15]; 2; 0); VLOOKUP([.AG14]; [.$BE$3:.$BF$15]; 2; 0); VLOOKUP([.AH14]; [.$BE$3:.$BF$15]; 2; 0))) / 2100 * 0.15" office:value-type="float" office:value="0.138071428571429" calcext:value-type="float">
            <text:p>0.1380714286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table:formula="of:=(SUM(VLOOKUP([.AR14]; [.$BE$3:.$BF$15]; 2; 0); VLOOKUP([.AS14]; [.$BE$3:.$BF$15]; 2; 0); VLOOKUP([.AT14]; [.$BE$3:.$BF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W14]; [.$BE$3:.$BF$15]; 2; 0); VLOOKUP([.AX14]; [.$BE$3:.$BF$15]; 2; 0))) / 200 * 0.1" office:value-type="float" office:value="0.096" calcext:value-type="float">
            <text:p>0.096</text:p>
          </table:table-cell>
          <table:table-cell/>
          <table:table-cell table:style-name="ce37" table:formula="of:=[.AM14] + [.AN14] + [.AO14] + [.AP14] + [.AU14] + [.AY14]" office:value-type="float" office:value="0.879821428571428" calcext:value-type="float">
            <text:p>0.87982</text:p>
          </table:table-cell>
          <table:table-cell table:formula="of:=IF([.BA14]&gt;=0.9875;&quot;A+&quot;;  IF([.BA14]&gt;=0.94; &quot;A&quot;; IF([.BA14]&gt;=0.9; &quot;A-&quot;; IF([.BA14]&gt;=0.87; &quot;B+&quot;; IF([.BA14]&gt;=0.84;&quot;B&quot;; IF([.BA14]&gt;=0.8; &quot;B-&quot;; IF([.BA14]&gt;=0.77; &quot;C+&quot;; IF([.BA14]&gt;=0.74;&quot;C&quot;; IF([.BA14]&gt;=0.7; &quot;C-&quot;; IF([.BA14]&gt;=0.67; &quot;D+&quot;; IF([.BA14]&gt;=0.64;&quot;D&quot;; IF([.BA14]&gt;=0.6; &quot;D-&quot;; &quot;F&quot;))))))))))))" office:value-type="string" office:string-value="B+" calcext:value-type="string">
            <text:p>B+</text:p>
          </table:table-cell>
          <table:table-cell table:formula="of:=VLOOKUP([.BB14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7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5]; [.$BE$3:.$BF$15]; 2; 0); VLOOKUP([.S15]; [.$BE$3:.$BF$15]; 2; 0); VLOOKUP([.AD15]; [.$BE$3:.$BF$15]; 2; 0); VLOOKUP([.AK15]; [.$BE$3:.$BF$15]; 2; 0))) / 400 * 0.1" office:value-type="float" office:value="0.09275" calcext:value-type="float">
            <text:p>0.09275</text:p>
          </table:table-cell>
          <table:table-cell table:formula="of:=(SUM(VLOOKUP([.Q15]; [.$BE$3:.$BF$15]; 2; 0); VLOOKUP([.AB15]; [.$BE$3:.$BF$15]; 2; 0); VLOOKUP([.AI15]; [.$BE$3:.$BF$15]; 2; 0))) / 300 * 0.3" office:value-type="float" office:value="0.189" calcext:value-type="float">
            <text:p>0.189</text:p>
          </table:table-cell>
          <table:table-cell table:formula="of:=(SUM(VLOOKUP([.M15]; [.$BE$3:.$BF$15]; 2; 0); VLOOKUP([.R15]; [.$BE$3:.$BF$15]; 2; 0); VLOOKUP([.X15]; [.$BE$3:.$BF$15]; 2; 0); VLOOKUP([.AC15]; [.$BE$3:.$BF$15]; 2; 0); VLOOKUP([.AF15]; [.$BE$3:.$BF$15]; 2; 0); VLOOKUP([.T15]; [.$BE$3:.$BF$15]; 2; 0))) / 600 * 0.15" office:value-type="float" office:value="0.141" calcext:value-type="float">
            <text:p>0.141</text:p>
          </table:table-cell>
          <table:table-cell table:formula="of:=(SUM(VLOOKUP([.B15]; [.$BE$3:.$BF$15]; 2; 0); VLOOKUP([.C15]; [.$BE$3:.$BF$15]; 2; 0); VLOOKUP([.D15]; [.$BE$3:.$BF$15]; 2; 0); VLOOKUP([.E15]; [.$BE$3:.$BF$15]; 2; 0); VLOOKUP([.F15]; [.$BE$3:.$BF$15]; 2; 0); VLOOKUP([.G15]; [.$BE$3:.$BF$15]; 2; 0); VLOOKUP([.J15]; [.$BE$3:.$BF$15]; 2; 0); VLOOKUP([.K15]; [.$BE$3:.$BF$15]; 2; 0); VLOOKUP([.L15]; [.$BE$3:.$BF$15]; 2; 0); VLOOKUP([.N15]; [.$BE$3:.$BF$15]; 2; 0); VLOOKUP([.O15]; [.$BE$3:.$BF$15]; 2; 0); VLOOKUP([.P15]; [.$BE$3:.$BF$15]; 2; 0); VLOOKUP([.U15]; [.$BE$3:.$BF$15]; 2; 0); VLOOKUP([.V15]; [.$BE$3:.$BF$15]; 2; 0); VLOOKUP([.W15]; [.$BE$3:.$BF$15]; 2; 0); VLOOKUP([.Y15]; [.$BE$3:.$BF$15]; 2; 0); VLOOKUP([.Z15]; [.$BE$3:.$BF$15]; 2; 0); VLOOKUP([.AA15]; [.$BE$3:.$BF$15]; 2; 0); VLOOKUP([.AE15]; [.$BE$3:.$BF$15]; 2; 0); VLOOKUP([.AG15]; [.$BE$3:.$BF$15]; 2; 0); VLOOKUP([.AH15]; [.$BE$3:.$BF$15]; 2; 0))) / 2100 * 0.15" office:value-type="float" office:value="0.130071428571429" calcext:value-type="float">
            <text:p>0.1300714286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formula="of:=(SUM(VLOOKUP([.AR15]; [.$BE$3:.$BF$15]; 2; 0); VLOOKUP([.AS15]; [.$BE$3:.$BF$15]; 2; 0); VLOOKUP([.AT15]; [.$BE$3:.$BF$15]; 2; 0))) / 300 * 0.2" office:value-type="float" office:value="0.101333333333333" calcext:value-type="float">
            <text:p>0.101333333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formula="of:=(SUM(VLOOKUP([.AW15]; [.$BE$3:.$BF$15]; 2; 0); VLOOKUP([.AX15]; [.$BE$3:.$BF$15]; 2; 0))) / 200 * 0.1" office:value-type="float" office:value="0.0925" calcext:value-type="float">
            <text:p>0.0925</text:p>
          </table:table-cell>
          <table:table-cell/>
          <table:table-cell table:style-name="ce37" table:formula="of:=[.AM15] + [.AN15] + [.AO15] + [.AP15] + [.AU15] + [.AY15]" office:value-type="float" office:value="0.746654761904762" calcext:value-type="float">
            <text:p>0.74665</text:p>
          </table:table-cell>
          <table:table-cell table:formula="of:=IF([.BA15]&gt;=0.9875;&quot;A+&quot;;  IF([.BA15]&gt;=0.94; &quot;A&quot;; IF([.BA15]&gt;=0.9; &quot;A-&quot;; IF([.BA15]&gt;=0.87; &quot;B+&quot;; IF([.BA15]&gt;=0.84;&quot;B&quot;; IF([.BA15]&gt;=0.8; &quot;B-&quot;; IF([.BA15]&gt;=0.77; &quot;C+&quot;; IF([.BA15]&gt;=0.74;&quot;C&quot;; IF([.BA15]&gt;=0.7; &quot;C-&quot;; IF([.BA15]&gt;=0.67; &quot;D+&quot;; IF([.BA15]&gt;=0.64;&quot;D&quot;; IF([.BA15]&gt;=0.6; &quot;D-&quot;; &quot;F&quot;))))))))))))" office:value-type="string" office:string-value="C" calcext:value-type="string">
            <text:p>C</text:p>
          </table:table-cell>
          <table:table-cell table:formula="of:=VLOOKUP([.BB15]; [.$BH$2:.$BI$15]; 2; 0)" office:value-type="float" office:value="2" calcext:value-type="float">
            <text:p>2</text:p>
          </table:table-cell>
          <table:table-cell/>
          <table:table-cell table:style-name="ce43"/>
          <table:table-cell table:style-name="ce46"/>
          <table:table-cell/>
          <table:table-cell table:style-name="ce43"/>
          <table:table-cell table:style-name="ce49"/>
          <table:table-cell table:number-columns-repeated="961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8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6]; [.$BE$3:.$BF$15]; 2; 0); VLOOKUP([.S16]; [.$BE$3:.$BF$15]; 2; 0); VLOOKUP([.AD16]; [.$BE$3:.$BF$15]; 2; 0); VLOOKUP([.AK16]; [.$BE$3:.$BF$15]; 2; 0))) / 400 * 0.1" office:value-type="float" office:value="0.0885" calcext:value-type="float">
            <text:p>0.0885</text:p>
          </table:table-cell>
          <table:table-cell table:formula="of:=(SUM(VLOOKUP([.Q16]; [.$BE$3:.$BF$15]; 2; 0); VLOOKUP([.AB16]; [.$BE$3:.$BF$15]; 2; 0); VLOOKUP([.AI16]; [.$BE$3:.$BF$15]; 2; 0))) / 300 * 0.3" office:value-type="float" office:value="0.262" calcext:value-type="float">
            <text:p>0.262</text:p>
          </table:table-cell>
          <table:table-cell table:formula="of:=(SUM(VLOOKUP([.M16]; [.$BE$3:.$BF$15]; 2; 0); VLOOKUP([.R16]; [.$BE$3:.$BF$15]; 2; 0); VLOOKUP([.X16]; [.$BE$3:.$BF$15]; 2; 0); VLOOKUP([.AC16]; [.$BE$3:.$BF$15]; 2; 0); VLOOKUP([.AF16]; [.$BE$3:.$BF$15]; 2; 0); VLOOKUP([.I16]; [.$BE$3:.$BF$15]; 2; 0))) / 600 * 0.15" office:value-type="float" office:value="0.13275" calcext:value-type="float">
            <text:p>0.13275</text:p>
          </table:table-cell>
          <table:table-cell table:formula="of:=(SUM(VLOOKUP([.B16]; [.$BE$3:.$BF$15]; 2; 0); VLOOKUP([.C16]; [.$BE$3:.$BF$15]; 2; 0); VLOOKUP([.D16]; [.$BE$3:.$BF$15]; 2; 0); VLOOKUP([.E16]; [.$BE$3:.$BF$15]; 2; 0); VLOOKUP([.F16]; [.$BE$3:.$BF$15]; 2; 0); VLOOKUP([.G16]; [.$BE$3:.$BF$15]; 2; 0); VLOOKUP([.J16]; [.$BE$3:.$BF$15]; 2; 0); VLOOKUP([.K16]; [.$BE$3:.$BF$15]; 2; 0); VLOOKUP([.L16]; [.$BE$3:.$BF$15]; 2; 0); VLOOKUP([.N16]; [.$BE$3:.$BF$15]; 2; 0); VLOOKUP([.O16]; [.$BE$3:.$BF$15]; 2; 0); VLOOKUP([.P16]; [.$BE$3:.$BF$15]; 2; 0); VLOOKUP([.U16]; [.$BE$3:.$BF$15]; 2; 0); VLOOKUP([.V16]; [.$BE$3:.$BF$15]; 2; 0); VLOOKUP([.W16]; [.$BE$3:.$BF$15]; 2; 0); VLOOKUP([.Y16]; [.$BE$3:.$BF$15]; 2; 0); VLOOKUP([.Z16]; [.$BE$3:.$BF$15]; 2; 0); VLOOKUP([.AA16]; [.$BE$3:.$BF$15]; 2; 0); VLOOKUP([.AE16]; [.$BE$3:.$BF$15]; 2; 0); VLOOKUP([.AG16]; [.$BE$3:.$BF$15]; 2; 0); VLOOKUP([.AH16]; [.$BE$3:.$BF$15]; 2; 0))) / 2100 * 0.15" office:value-type="float" office:value="0.136" calcext:value-type="float">
            <text:p>0.136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formula="of:=(SUM(VLOOKUP([.AR16]; [.$BE$3:.$BF$15]; 2; 0); VLOOKUP([.AS16]; [.$BE$3:.$BF$15]; 2; 0); VLOOKUP([.AT16]; [.$BE$3:.$BF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W16]; [.$BE$3:.$BF$15]; 2; 0); VLOOKUP([.AX16]; [.$BE$3:.$BF$15]; 2; 0))) / 200 * 0.1" office:value-type="float" office:value="0.093" calcext:value-type="float">
            <text:p>0.093</text:p>
          </table:table-cell>
          <table:table-cell/>
          <table:table-cell table:style-name="ce37" table:formula="of:=[.AM16] + [.AN16] + [.AO16] + [.AP16] + [.AU16] + [.AY16]" office:value-type="float" office:value="0.88825" calcext:value-type="float">
            <text:p>0.88825</text:p>
          </table:table-cell>
          <table:table-cell table:formula="of:=IF([.BA16]&gt;=0.9875;&quot;A+&quot;;  IF([.BA16]&gt;=0.94; &quot;A&quot;; IF([.BA16]&gt;=0.9; &quot;A-&quot;; IF([.BA16]&gt;=0.87; &quot;B+&quot;; IF([.BA16]&gt;=0.84;&quot;B&quot;; IF([.BA16]&gt;=0.8; &quot;B-&quot;; IF([.BA16]&gt;=0.77; &quot;C+&quot;; IF([.BA16]&gt;=0.74;&quot;C&quot;; IF([.BA16]&gt;=0.7; &quot;C-&quot;; IF([.BA16]&gt;=0.67; &quot;D+&quot;; IF([.BA16]&gt;=0.64;&quot;D&quot;; IF([.BA16]&gt;=0.6; &quot;D-&quot;; &quot;F&quot;))))))))))))" office:value-type="string" office:string-value="B+" calcext:value-type="string">
            <text:p>B+</text:p>
          </table:table-cell>
          <table:table-cell table:formula="of:=VLOOKUP([.BB16]; [.$BH$2:.$BI$15]; 2; 0)" office:value-type="float" office:value="3.3" calcext:value-type="float">
            <text:p>3.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45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8"/>
          <table:table-cell table:style-name="ce8"/>
          <table:table-cell table:number-columns-repeated="17"/>
          <table:table-cell table:style-name="ce8"/>
          <table:table-cell table:number-columns-repeated="19"/>
          <table:table-cell table:style-name="Default"/>
          <table:table-cell table:number-columns-repeated="2"/>
          <table:table-cell table:style-name="Default"/>
          <table:table-cell table:style-name="ce45"/>
          <table:table-cell table:number-columns-repeated="961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9"/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32"/>
          <table:table-cell table:formula="of:=AVERAGE([.BA2:.BA16])" office:value-type="float" office:value="0.828582482993197" calcext:value-type="float">
            <text:p>0.82858</text:p>
          </table:table-cell>
          <table:table-cell table:style-name="ce40"/>
          <table:table-cell table:formula="of:=AVERAGE([.BC2:.BC22])" office:value-type="float" office:value="2.72857142857143" calcext:value-type="float">
            <text:p>2.7285714286</text:p>
          </table:table-cell>
          <table:table-cell table:number-columns-repeated="967"/>
        </table:table-row>
        <table:table-row table:style-name="ro1" table:number-rows-repeated="12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16"/>
          <table:table-cell table:style-name="ce18"/>
          <table:table-cell table:number-columns-repeated="1005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14:34:16.83283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9T17:54:05.694047377</dc:date>
    <meta:editing-duration>P11DT11H36M52S</meta:editing-duration>
    <meta:editing-cycles>455</meta:editing-cycles>
    <meta:generator>LibreOffice/4.2.8.2$Linux_X86_64 LibreOffice_project/420m0$Build-2</meta:generator>
    <meta:printed-by>Gregory Kapfhammer</meta:printed-by>
    <meta:print-date>2012-12-31T15:26:41</meta:print-date>
    <meta:document-statistic meta:table-count="1" meta:cell-count="811" meta:object-count="0"/>
  </office:meta>
</office:document-meta>
</file>